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5"/>
    <style:style style:name="P4" style:family="paragraph" style:parent-style-name="Standard">
      <style:paragraph-properties fo:margin-top="0cm" fo:margin-bottom="0cm"/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" fo:font-weight="normal" style:font-weight-asian="normal" style:font-weight-complex="normal"/>
    </style:style>
    <style:style style:name="P8" style:family="paragraph" style:parent-style-name="Text_20_body" style:list-style-name="L1">
      <style:text-properties style:font-name="Arial" fo:font-weight="normal" style:font-weight-asian="normal" style:font-weight-complex="normal"/>
    </style:style>
    <style:style style:name="P9" style:family="paragraph" style:parent-style-name="Text_20_body" style:list-style-name="L4">
      <style:text-properties style:font-name="Arial" fo:font-weight="normal" style:font-weight-asian="normal" style:font-weight-complex="normal"/>
    </style:style>
    <style:style style:name="P10" style:family="paragraph" style:parent-style-name="Text_20_body" style:list-style-name="L5">
      <style:text-properties style:font-name="Arial" fo:font-weight="normal" style:font-weight-asian="normal" style:font-weight-complex="normal"/>
    </style:style>
    <style:style style:name="P11" style:family="paragraph" style:parent-style-name="Text_20_body" style:list-style-name="L6">
      <style:text-properties style:font-name="Arial" fo:font-weight="normal" style:font-weight-asian="normal" style:font-weight-complex="normal"/>
    </style:style>
    <style:style style:name="P12" style:family="paragraph" style:parent-style-name="Text_20_body" style:list-style-name="L9">
      <style:text-properties style:font-name="Arial" fo:font-weight="normal" style:font-weight-asian="normal" style:font-weight-complex="normal"/>
    </style:style>
    <style:style style:name="P13" style:family="paragraph" style:parent-style-name="Text_20_body" style:list-style-name="L11">
      <style:text-properties style:font-name="Arial" fo:font-weight="normal" style:font-weight-asian="normal" style:font-weight-complex="normal"/>
    </style:style>
    <style:style style:name="P14" style:family="paragraph" style:parent-style-name="Text_20_body" style:list-style-name="L12">
      <style:text-properties style:font-name="Arial" fo:font-weight="normal" style:font-weight-asian="normal" style:font-weight-complex="normal"/>
    </style:style>
    <style:style style:name="P15" style:family="paragraph" style:parent-style-name="Text_20_body" style:list-style-name="L10">
      <style:text-properties style:font-name="Arial" fo:font-weight="normal" style:font-weight-asian="normal" style:font-weight-complex="normal"/>
    </style:style>
    <style:style style:name="P16" style:family="paragraph" style:parent-style-name="Text_20_body" style:list-style-name="L13">
      <style:text-properties style:font-name="Arial" fo:font-weight="normal" style:font-weight-asian="normal" style:font-weight-complex="normal"/>
    </style:style>
    <style:style style:name="P17" style:family="paragraph" style:parent-style-name="Text_20_body" style:list-style-name="L14">
      <style:text-properties style:font-name="Arial" fo:font-weight="normal" style:font-weight-asian="normal" style:font-weight-complex="normal"/>
    </style:style>
    <style:style style:name="P18" style:family="paragraph" style:parent-style-name="Text_20_body">
      <style:text-properties style:font-name="Arial" fo:font-size="16pt" style:font-size-asian="16pt" style:font-size-complex="16pt"/>
    </style:style>
    <style:style style:name="P19" style:family="paragraph" style:parent-style-name="Text_20_body">
      <style:text-properties style:font-name="Arial" fo:font-size="16pt" fo:font-weight="normal" style:font-size-asian="16pt" style:font-weight-asian="normal" style:font-size-complex="16pt" style:font-weight-complex="normal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 style:list-style-name="L16">
      <style:text-properties fo:font-weight="normal" style:font-weight-asian="normal" style:font-weight-complex="normal"/>
    </style:style>
    <style:style style:name="P22" style:family="paragraph" style:parent-style-name="Text_20_body" style:list-style-name="L8">
      <style:paragraph-properties fo:margin-top="0cm" fo:margin-bottom="0cm"/>
      <style:text-properties style:font-name="Arial" fo:font-weight="normal" style:font-weight-asian="normal" style:font-weight-complex="normal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style:font-name="Arial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rea 1</text:h>
      <text:p text:style-name="Text_20_body">No pones el nombre de las cabeceras en castellano.</text:p>
      <text:p text:style-name="Text_20_body">Error 405 por qué no has implementado el método doGet en el CicloVida.</text:p>
      <text:p text:style-name="P20">Quita las importaciones que no utilices.</text:p>
      <text:p text:style-name="P20">En el Servlet Cliente no hay que poner parámetros iniciales.</text:p>
      <text:p text:style-name="P20">No le has dado el formato adecuado a la fecha.</text:p>
      <text:p text:style-name="P6">No has implementado el método init que es donde se cogen los parámetros iniciales.</text:p>
      <text:p text:style-name="P18">Tarea 2</text:p>
      <text:p text:style-name="P20">No corriges los errores detectados en la entrega de tareas anterior.</text:p>
      <text:p text:style-name="Standard">Formulario:</text:p>
      <text:list xml:id="list946293746857660425" text:style-name="L15">
        <text:list-item>
          <text:p text:style-name="P3">No te ciñes al enunciado.</text:p>
        </text:list-item>
        <text:list-item>
          <text:p text:style-name="P3">No validas correctamente el teléfono.</text:p>
        </text:list-item>
        <text:list-item>
          <text:p text:style-name="P3">Que los campos sean requeridos tiene que hacerse en el servidor.</text:p>
        </text:list-item>
        <text:list-item>
          <text:p text:style-name="P3">En número de noches es una caja de texto.</text:p>
        </text:list-item>
      </text:list>
      <text:p text:style-name="P2">No has realizado ningún ejercicio más.</text:p>
      <text:p text:style-name="P19">Tarea 3</text:p>
      <text:p text:style-name="Standard">No corriges los errores anteriores.</text:p>
      <text:p text:style-name="Standard">Los contadores de visitas había que hacerlos con Servlets.</text:p>
      <text:p text:style-name="Standard">Gestión de cookies</text:p>
      <text:list xml:id="list3444431730515180271" text:style-name="L16">
        <text:list-item>
          <text:p text:style-name="P21">Deberías haber inhabilitado botones que no se pueden utilizar.</text:p>
        </text:list-item>
        <text:list-item>
          <text:p text:style-name="P21">No has seguido las instrucciones del enunciado.</text:p>
        </text:list-item>
      </text:list>
      <text:p text:style-name="P20">Gestión de sesiones</text:p>
      <text:p text:style-name="P23">Los datos que se introducen primero se pasan a una clase y de ahí se guardan en sesión.</text:p>
      <text:p text:style-name="P25">Contadores con cookies y sesiones no realizados como se pedí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normal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ús García Garijo</meta:initial-creator>
    <meta:creation-date>2020-05-04T19:41:36</meta:creation-date>
    <dc:date>2020-05-04T19:54:24</dc:date>
    <dc:creator>Jesús García Garijo</dc:creator>
    <meta:editing-duration>PT4M39S</meta:editing-duration>
    <meta:editing-cycles>1</meta:editing-cycles>
    <meta:generator>OpenOffice/4.1.7$Unix OpenOffice.org_project/417m1$Build-9800</meta:generator>
    <meta:document-statistic meta:table-count="0" meta:image-count="0" meta:object-count="0" meta:page-count="1" meta:paragraph-count="24" meta:word-count="186" meta:character-count="1048"/>
  </office:meta>
</office:document-meta>
</file>